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/>
    <style:font-face style:name="Consolas" svg:font-family="Consolas, 'Courier New'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1cm" style:rel-column-width="13143*"/>
    </style:style>
    <style:style style:name="Tabela1.B" style:family="table-column">
      <style:table-column-properties style:column-width="3.588cm" style:rel-column-width="13830*"/>
    </style:style>
    <style:style style:name="Tabela1.C" style:family="table-column">
      <style:table-column-properties style:column-width="10.003cm" style:rel-column-width="38562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706cm" style:rel-column-width="6575*"/>
    </style:style>
    <style:style style:name="Tabela2.B" style:family="table-column">
      <style:table-column-properties style:column-width="3.792cm" style:rel-column-width="14619*"/>
    </style:style>
    <style:style style:name="Tabela2.C" style:family="table-column">
      <style:table-column-properties style:column-width="5.614cm" style:rel-column-width="21643*"/>
    </style:style>
    <style:style style:name="Tabela2.D" style:family="table-column">
      <style:table-column-properties style:column-width="5.888cm" style:rel-column-width="22698*"/>
    </style:style>
    <style:style style:name="Tabela2.1" style:family="table-row">
      <style:table-row-properties style:min-row-height="0.587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fddfa"/>
    </style:style>
    <style:style style:name="P2" style:family="paragraph" style:parent-style-name="Standard">
      <style:text-properties officeooo:rsid="001fddfa" officeooo:paragraph-rsid="001fddfa"/>
    </style:style>
    <style:style style:name="P3" style:family="paragraph" style:parent-style-name="Text_20_body">
      <style:text-properties officeooo:rsid="002ced53" officeooo:paragraph-rsid="002ced53"/>
    </style:style>
    <style:style style:name="P4" style:family="paragraph" style:parent-style-name="Text_20_body">
      <style:text-properties officeooo:rsid="002ced53" officeooo:paragraph-rsid="002e0d45"/>
    </style:style>
    <style:style style:name="P5" style:family="paragraph" style:parent-style-name="Text_20_body">
      <style:text-properties officeooo:paragraph-rsid="002ced53"/>
    </style:style>
    <style:style style:name="P6" style:family="paragraph" style:parent-style-name="Text_20_body">
      <style:text-properties officeooo:rsid="002e43a1" officeooo:paragraph-rsid="002e43a1"/>
    </style:style>
    <style:style style:name="P7" style:family="paragraph" style:parent-style-name="Text_20_body">
      <style:text-properties officeooo:paragraph-rsid="002f45c5"/>
    </style:style>
    <style:style style:name="P8" style:family="paragraph" style:parent-style-name="Text_20_body">
      <style:text-properties officeooo:paragraph-rsid="00301ae8"/>
    </style:style>
    <style:style style:name="P9" style:family="paragraph" style:parent-style-name="Text_20_body">
      <style:text-properties officeooo:paragraph-rsid="00320d8e"/>
    </style:style>
    <style:style style:name="P10" style:family="paragraph" style:parent-style-name="Text_20_body">
      <style:text-properties officeooo:paragraph-rsid="003dec67"/>
    </style:style>
    <style:style style:name="P11" style:family="paragraph" style:parent-style-name="Text_20_body">
      <style:text-properties officeooo:rsid="00476b72" officeooo:paragraph-rsid="00476b72"/>
    </style:style>
    <style:style style:name="P12" style:family="paragraph" style:parent-style-name="Text_20_body">
      <style:text-properties officeooo:rsid="00476b72" officeooo:paragraph-rsid="0049c07e"/>
    </style:style>
    <style:style style:name="P13" style:family="paragraph" style:parent-style-name="Text_20_body">
      <style:text-properties officeooo:rsid="004925a8" officeooo:paragraph-rsid="004925a8"/>
    </style:style>
    <style:style style:name="P14" style:family="paragraph" style:parent-style-name="Text_20_body">
      <style:text-properties fo:font-weight="bold" officeooo:rsid="004af3a8" officeooo:paragraph-rsid="004af3a8" style:font-weight-asian="bold" style:font-weight-complex="bold"/>
    </style:style>
    <style:style style:name="P15" style:family="paragraph" style:parent-style-name="Text_20_body">
      <style:text-properties officeooo:rsid="004af3a8" officeooo:paragraph-rsid="004af3a8"/>
    </style:style>
    <style:style style:name="P16" style:family="paragraph" style:parent-style-name="Text_20_body">
      <style:text-properties style:text-underline-style="solid" style:text-underline-width="auto" style:text-underline-color="font-color" officeooo:rsid="004af3a8" officeooo:paragraph-rsid="004af3a8"/>
    </style:style>
    <style:style style:name="P17" style:family="paragraph" style:parent-style-name="Text_20_body">
      <style:text-properties officeooo:rsid="004bac44" officeooo:paragraph-rsid="004bac44"/>
    </style:style>
    <style:style style:name="P18" style:family="paragraph" style:parent-style-name="Table_20_Contents">
      <style:text-properties fo:color="#c9211e" loext:opacity="100%" style:font-name="Liberation Sans" fo:font-size="12pt" fo:font-weight="bold" officeooo:rsid="003e0555" officeooo:paragraph-rsid="003fbb7e" style:font-name-asian="Microsoft YaHei" style:font-size-asian="12pt" style:font-weight-asian="bold" style:font-name-complex="Arial" style:font-size-complex="12pt" style:font-weight-complex="bold"/>
    </style:style>
    <style:style style:name="P19" style:family="paragraph" style:parent-style-name="Table_20_Contents">
      <style:text-properties fo:color="#c9211e" loext:opacity="100%" style:font-name="Liberation Sans" fo:font-size="12pt" fo:font-weight="bold" officeooo:rsid="003e0555" officeooo:paragraph-rsid="003e0555" style:font-name-asian="Microsoft YaHei" style:font-size-asian="12pt" style:font-weight-asian="bold" style:font-name-complex="Arial" style:font-size-complex="12pt" style:font-weight-complex="bold"/>
    </style:style>
    <style:style style:name="P20" style:family="paragraph" style:parent-style-name="Table_20_Contents">
      <style:text-properties fo:color="#c9211e" loext:opacity="100%" style:font-name="Liberation Sans" fo:font-size="12pt" fo:font-weight="bold" officeooo:rsid="003fbb7e" officeooo:paragraph-rsid="003fbb7e" style:font-name-asian="Microsoft YaHei" style:font-size-asian="12pt" style:font-weight-asian="bold" style:font-name-complex="Arial" style:font-size-complex="12pt" style:font-weight-complex="bold"/>
    </style:style>
    <style:style style:name="P21" style:family="paragraph" style:parent-style-name="Table_20_Contents">
      <style:text-properties fo:color="#c9211e" loext:opacity="100%" style:font-name="Liberation Sans" fo:font-size="12pt" officeooo:rsid="003e0555" officeooo:paragraph-rsid="003e0555" style:font-name-asian="Microsoft YaHei" style:font-size-asian="12pt" style:font-name-complex="Arial" style:font-size-complex="12pt"/>
    </style:style>
    <style:style style:name="P22" style:family="paragraph" style:parent-style-name="Table_20_Contents">
      <style:text-properties fo:color="#c9211e" loext:opacity="100%" style:font-name="Liberation Sans" fo:font-size="12pt" officeooo:rsid="003fbb7e" officeooo:paragraph-rsid="003fbb7e" style:font-name-asian="Microsoft YaHei" style:font-size-asian="12pt" style:font-name-complex="Arial" style:font-size-complex="12pt"/>
    </style:style>
    <style:style style:name="P23" style:family="paragraph" style:parent-style-name="Table_20_Contents">
      <style:text-properties officeooo:rsid="004af3a8" officeooo:paragraph-rsid="004af3a8"/>
    </style:style>
    <style:style style:name="P24" style:family="paragraph" style:parent-style-name="Table_20_Contents">
      <style:text-properties fo:font-weight="bold" officeooo:rsid="004af3a8" officeooo:paragraph-rsid="004af3a8" style:font-weight-asian="bold" style:font-weight-complex="bold"/>
    </style:style>
    <style:style style:name="P25" style:family="paragraph" style:parent-style-name="Heading_20_1">
      <style:text-properties officeooo:rsid="002e43a1" officeooo:paragraph-rsid="002e43a1"/>
    </style:style>
    <style:style style:name="P26" style:family="paragraph" style:parent-style-name="Heading_20_1">
      <style:text-properties officeooo:rsid="003838f5" officeooo:paragraph-rsid="003838f5"/>
    </style:style>
    <style:style style:name="P27" style:family="paragraph" style:parent-style-name="Heading_20_2">
      <style:text-properties officeooo:rsid="00204f80" officeooo:paragraph-rsid="00204f80"/>
    </style:style>
    <style:style style:name="P28" style:family="paragraph" style:parent-style-name="Heading_20_2">
      <style:text-properties officeooo:paragraph-rsid="002e43a1"/>
    </style:style>
    <style:style style:name="P29" style:family="paragraph" style:parent-style-name="Heading_20_2">
      <style:text-properties officeooo:paragraph-rsid="003dec67"/>
    </style:style>
    <style:style style:name="P30" style:family="paragraph" style:parent-style-name="Heading_20_2">
      <style:text-properties officeooo:paragraph-rsid="003aba74"/>
    </style:style>
    <style:style style:name="P31" style:family="paragraph" style:parent-style-name="Heading_20_3">
      <style:text-properties officeooo:paragraph-rsid="00301ae8"/>
    </style:style>
    <style:style style:name="P32" style:family="paragraph" style:parent-style-name="Heading_20_3">
      <style:text-properties fo:color="#c9211e" loext:opacity="100%"/>
    </style:style>
    <style:style style:name="P33" style:family="paragraph" style:parent-style-name="Heading_20_4">
      <style:text-properties fo:color="#c9211e" loext:opacity="100%"/>
    </style:style>
    <style:style style:name="P34" style:family="paragraph" style:parent-style-name="Standard" style:list-style-name="L1">
      <style:text-properties fo:font-weight="normal" officeooo:paragraph-rsid="00204f80" style:font-weight-asian="normal" style:font-weight-complex="normal"/>
    </style:style>
    <style:style style:name="P35" style:family="paragraph" style:parent-style-name="Standard" style:list-style-name="L1">
      <style:text-properties officeooo:rsid="001fddfa" officeooo:paragraph-rsid="00250013"/>
    </style:style>
    <style:style style:name="P36" style:family="paragraph" style:parent-style-name="Text_20_body" style:list-style-name="L1">
      <style:text-properties officeooo:paragraph-rsid="00204f80"/>
    </style:style>
    <style:style style:name="P37" style:family="paragraph" style:parent-style-name="Text_20_body" style:list-style-name="L1">
      <style:text-properties officeooo:rsid="0023bd0b" officeooo:paragraph-rsid="0023bd0b"/>
    </style:style>
    <style:style style:name="P38" style:family="paragraph" style:parent-style-name="Text_20_body" style:list-style-name="L1">
      <style:text-properties officeooo:rsid="001fddfa" officeooo:paragraph-rsid="00250013"/>
    </style:style>
    <style:style style:name="P39" style:family="paragraph" style:parent-style-name="Text_20_body" style:list-style-name="L2">
      <style:text-properties officeooo:paragraph-rsid="00204f80"/>
    </style:style>
    <style:style style:name="P40" style:family="paragraph" style:parent-style-name="Text_20_body" style:list-style-name="L2">
      <style:text-properties officeooo:paragraph-rsid="002a1993"/>
    </style:style>
    <style:style style:name="P41" style:family="paragraph" style:parent-style-name="Text_20_body" style:list-style-name="L2">
      <style:text-properties officeooo:rsid="00204f80" officeooo:paragraph-rsid="00204f80"/>
    </style:style>
    <style:style style:name="P42" style:family="paragraph" style:parent-style-name="Text_20_body" style:list-style-name="L2">
      <style:text-properties officeooo:rsid="00204f80" officeooo:paragraph-rsid="002a1993"/>
    </style:style>
    <style:style style:name="P43" style:family="paragraph" style:parent-style-name="Text_20_body" style:list-style-name="L2">
      <style:text-properties officeooo:rsid="002a1993" officeooo:paragraph-rsid="002a1993"/>
    </style:style>
    <style:style style:name="P44" style:family="paragraph" style:parent-style-name="Text_20_body" style:list-style-name="L2">
      <style:text-properties officeooo:rsid="002a5d72" officeooo:paragraph-rsid="002a5d72"/>
    </style:style>
    <style:style style:name="P45" style:family="paragraph" style:parent-style-name="Text_20_body" style:list-style-name="L3">
      <style:text-properties officeooo:rsid="002a5d72" officeooo:paragraph-rsid="002a5d72"/>
    </style:style>
    <style:style style:name="P46" style:family="paragraph" style:parent-style-name="Text_20_body" style:list-style-name="L3">
      <style:text-properties officeooo:rsid="002a5d72" officeooo:paragraph-rsid="004fed44"/>
    </style:style>
    <style:style style:name="P47" style:family="paragraph" style:parent-style-name="Text_20_body" style:list-style-name="L3">
      <style:text-properties officeooo:rsid="00262e92" officeooo:paragraph-rsid="00262e92"/>
    </style:style>
    <style:style style:name="P48" style:family="paragraph" style:parent-style-name="Text_20_body" style:list-style-name="L3">
      <style:text-properties officeooo:rsid="00262e92" officeooo:paragraph-rsid="004dc326"/>
    </style:style>
    <style:style style:name="P49" style:family="paragraph" style:parent-style-name="Text_20_body" style:list-style-name="L3">
      <style:text-properties officeooo:rsid="004dc326" officeooo:paragraph-rsid="004dc326"/>
    </style:style>
    <style:style style:name="P50" style:family="paragraph" style:parent-style-name="Text_20_body" style:list-style-name="L3">
      <style:text-properties officeooo:rsid="004dc326" officeooo:paragraph-rsid="004f62ef"/>
    </style:style>
    <style:style style:name="P51" style:family="paragraph" style:parent-style-name="Text_20_body" style:list-style-name="L3">
      <style:text-properties officeooo:rsid="004fed44" officeooo:paragraph-rsid="004fed44"/>
    </style:style>
    <style:style style:name="P52" style:family="paragraph" style:parent-style-name="Text_20_body" style:list-style-name="L3">
      <style:text-properties style:text-underline-style="none" fo:font-weight="normal" officeooo:rsid="004fed44" officeooo:paragraph-rsid="004fed44" style:font-weight-asian="normal" style:font-weight-complex="normal"/>
    </style:style>
    <style:style style:name="P53" style:family="paragraph" style:parent-style-name="Text_20_body" style:list-style-name="L3">
      <style:text-properties style:text-underline-style="none" fo:font-weight="normal" officeooo:rsid="00560700" officeooo:paragraph-rsid="00560700" style:font-weight-asian="normal" style:font-weight-complex="normal"/>
    </style:style>
    <style:style style:name="P54" style:family="paragraph" style:parent-style-name="Text_20_body" style:list-style-name="L3">
      <style:text-properties style:text-underline-style="none" officeooo:rsid="00204f80" officeooo:paragraph-rsid="002a5d72"/>
    </style:style>
    <style:style style:name="P55" style:family="paragraph" style:parent-style-name="Text_20_body" style:list-style-name="L3">
      <style:text-properties style:text-underline-style="none" officeooo:rsid="00204f80" officeooo:paragraph-rsid="00204f80"/>
    </style:style>
    <style:style style:name="P56" style:family="paragraph" style:parent-style-name="Text_20_body" style:list-style-name="L3">
      <style:text-properties style:text-underline-style="none" officeooo:rsid="004fed44" officeooo:paragraph-rsid="004fed44"/>
    </style:style>
    <style:style style:name="P57" style:family="paragraph" style:parent-style-name="Text_20_body" style:list-style-name="L3">
      <style:text-properties style:text-underline-style="none" officeooo:rsid="002b75bb" officeooo:paragraph-rsid="002b75bb"/>
    </style:style>
    <style:style style:name="P58" style:family="paragraph" style:parent-style-name="Text_20_body" style:list-style-name="L3">
      <style:text-properties style:text-underline-style="none" officeooo:rsid="002b75bb" officeooo:paragraph-rsid="0055238c"/>
    </style:style>
    <style:style style:name="P59" style:family="paragraph" style:parent-style-name="Text_20_body" style:list-style-name="L3">
      <style:text-properties style:text-underline-style="none" officeooo:rsid="002b75bb" officeooo:paragraph-rsid="00560700"/>
    </style:style>
    <style:style style:name="P60" style:family="paragraph" style:parent-style-name="Text_20_body" style:list-style-name="L3">
      <style:text-properties style:text-underline-style="none" officeooo:rsid="0021c477" officeooo:paragraph-rsid="0021c477"/>
    </style:style>
    <style:style style:name="P61" style:family="paragraph" style:parent-style-name="Text_20_body" style:list-style-name="L3">
      <style:text-properties style:text-underline-style="none" officeooo:rsid="002a5d72" officeooo:paragraph-rsid="002b75bb"/>
    </style:style>
    <style:style style:name="P62" style:family="paragraph" style:parent-style-name="Text_20_body" style:list-style-name="L3">
      <style:text-properties style:text-underline-style="none" officeooo:rsid="00521c42" officeooo:paragraph-rsid="00521c42"/>
    </style:style>
    <style:style style:name="P63" style:family="paragraph" style:parent-style-name="Text_20_body" style:list-style-name="L3">
      <style:text-properties style:text-underline-style="none" officeooo:rsid="0053a99c" officeooo:paragraph-rsid="0053a99c"/>
    </style:style>
    <style:style style:name="P64" style:family="paragraph" style:parent-style-name="Text_20_body" style:list-style-name="L3">
      <style:text-properties style:text-underline-style="none" officeooo:rsid="0055238c" officeooo:paragraph-rsid="0055238c"/>
    </style:style>
    <style:style style:name="P65" style:family="paragraph" style:parent-style-name="Text_20_body" style:list-style-name="L3">
      <style:text-properties style:text-underline-style="none" officeooo:rsid="00560700" officeooo:paragraph-rsid="00560700"/>
    </style:style>
    <style:style style:name="P66" style:family="paragraph" style:parent-style-name="Text_20_body" style:list-style-name="L3">
      <style:text-properties fo:font-style="italic" style:text-underline-style="none" officeooo:rsid="004fed44" officeooo:paragraph-rsid="004fed44" style:font-style-asian="italic" style:font-style-complex="italic"/>
    </style:style>
    <style:style style:name="P67" style:family="paragraph" style:parent-style-name="Text_20_body" style:list-style-name="L4">
      <style:text-properties officeooo:rsid="003dec67" officeooo:paragraph-rsid="003dec67"/>
    </style:style>
    <style:style style:name="P68" style:family="paragraph" style:parent-style-name="Text_20_body" style:list-style-name="L4">
      <style:text-properties officeooo:rsid="003dec67" officeooo:paragraph-rsid="0043a38a"/>
    </style:style>
    <style:style style:name="P69" style:family="paragraph" style:parent-style-name="Text_20_body" style:list-style-name="L4">
      <style:text-properties fo:font-weight="bold" officeooo:rsid="003dec67" officeooo:paragraph-rsid="003dec67" style:font-weight-asian="bold" style:font-weight-complex="bold"/>
    </style:style>
    <style:style style:name="P70" style:family="paragraph" style:parent-style-name="Text_20_body" style:list-style-name="L4">
      <style:text-properties fo:font-weight="normal" officeooo:rsid="003dec67" officeooo:paragraph-rsid="003dec67" style:font-weight-asian="normal" style:font-weight-complex="normal"/>
    </style:style>
    <style:style style:name="P71" style:family="paragraph" style:parent-style-name="Text_20_body" style:list-style-name="L5">
      <style:text-properties officeooo:rsid="00476b72" officeooo:paragraph-rsid="00476b72"/>
    </style:style>
    <style:style style:name="P72" style:family="paragraph" style:parent-style-name="Text_20_body" style:list-style-name="L6">
      <style:text-properties officeooo:paragraph-rsid="003aba74"/>
    </style:style>
    <style:style style:name="P73" style:family="paragraph" style:parent-style-name="Text_20_body" style:list-style-name="L6">
      <style:text-properties officeooo:rsid="003aba74" officeooo:paragraph-rsid="003aba74"/>
    </style:style>
    <style:style style:name="P74" style:family="paragraph" style:parent-style-name="Text_20_body" style:list-style-name="L7">
      <style:text-properties fo:color="#c9211e" loext:opacity="100%" officeooo:rsid="003838f5" officeooo:paragraph-rsid="003838f5"/>
    </style:style>
    <style:style style:name="P75" style:family="paragraph" style:parent-style-name="Text_20_body" style:list-style-name="L7">
      <style:text-properties fo:color="#c9211e" loext:opacity="100%" fo:font-weight="normal" officeooo:rsid="003838f5" officeooo:paragraph-rsid="003838f5" style:font-weight-asian="normal" style:font-weight-complex="normal"/>
    </style:style>
    <style:style style:name="P76" style:family="paragraph" style:parent-style-name="Text_20_body" style:list-style-name="L7">
      <style:text-properties fo:color="#c9211e" loext:opacity="100%" fo:font-weight="normal" officeooo:rsid="003838f5" officeooo:paragraph-rsid="0038d1d8" style:font-weight-asian="normal" style:font-weight-complex="normal"/>
    </style:style>
    <style:style style:name="P77" style:family="paragraph" style:parent-style-name="Text_20_body" style:list-style-name="L8">
      <style:text-properties fo:color="#c9211e" loext:opacity="100%" officeooo:rsid="0041f861" officeooo:paragraph-rsid="0041f861"/>
    </style:style>
    <style:style style:name="P78" style:family="paragraph" style:parent-style-name="Text_20_body" style:list-style-name="L9">
      <style:text-properties officeooo:paragraph-rsid="00459e55"/>
    </style:style>
    <style:style style:name="P79" style:family="paragraph" style:parent-style-name="Text_20_body" style:list-style-name="L9">
      <style:text-properties officeooo:paragraph-rsid="004bac44"/>
    </style:style>
    <style:style style:name="P80" style:family="paragraph" style:parent-style-name="Text_20_body" style:list-style-name="L9">
      <style:text-properties officeooo:paragraph-rsid="004af3a8"/>
    </style:style>
    <style:style style:name="P81" style:family="paragraph" style:parent-style-name="Text_20_body" style:list-style-name="L9">
      <style:text-properties officeooo:rsid="004af3a8" officeooo:paragraph-rsid="004af3a8"/>
    </style:style>
    <style:style style:name="P82" style:family="paragraph" style:parent-style-name="Text_20_body" style:list-style-name="L3">
      <style:text-properties fo:font-style="normal" style:text-underline-style="none" officeooo:rsid="00521c42" officeooo:paragraph-rsid="00521c42" style:font-style-asian="normal" style:font-style-complex="normal"/>
    </style:style>
    <style:style style:name="T1" style:family="text">
      <style:text-properties officeooo:rsid="00204f80"/>
    </style:style>
    <style:style style:name="T2" style:family="text">
      <style:text-properties officeooo:rsid="00250013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style:text-blinking="false" fo:background-color="transparent" loext:char-shading-value="0"/>
    </style:style>
    <style:style style:name="T4" style:family="text">
      <style:text-properties officeooo:rsid="0028de74"/>
    </style:style>
    <style:style style:name="T5" style:family="text">
      <style:text-properties officeooo:rsid="002a1993"/>
    </style:style>
    <style:style style:name="T6" style:family="text">
      <style:text-properties officeooo:rsid="002a5d72"/>
    </style:style>
    <style:style style:name="T7" style:family="text">
      <style:text-properties officeooo:rsid="002b75bb"/>
    </style:style>
    <style:style style:name="T8" style:family="text">
      <style:text-properties officeooo:rsid="002ced53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ced53" style:font-weight-asian="bold" style:font-weight-complex="bold"/>
    </style:style>
    <style:style style:name="T11" style:family="text">
      <style:text-properties fo:font-weight="bold" officeooo:rsid="00301ae8" style:font-weight-asian="bold" style:font-weight-complex="bold"/>
    </style:style>
    <style:style style:name="T12" style:family="text">
      <style:text-properties fo:font-weight="bold" officeooo:rsid="00320d8e" style:font-weight-asian="bold" style:font-weight-complex="bold"/>
    </style:style>
    <style:style style:name="T13" style:family="text">
      <style:text-properties fo:font-weight="bold" officeooo:rsid="0041236b" style:font-weight-asian="bold" style:font-weight-complex="bold"/>
    </style:style>
    <style:style style:name="T14" style:family="text">
      <style:text-properties fo:font-weight="bold" officeooo:rsid="004bac44" style:font-weight-asian="bold" style:font-weight-complex="bold"/>
    </style:style>
    <style:style style:name="T15" style:family="text">
      <style:text-properties fo:font-weight="bold" officeooo:rsid="004dc326" style:font-weight-asian="bold" style:font-weight-complex="bold"/>
    </style:style>
    <style:style style:name="T16" style:family="text">
      <style:text-properties fo:font-weight="bold" officeooo:rsid="002b75bb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4af3a8"/>
    </style:style>
    <style:style style:name="T19" style:family="text">
      <style:text-properties style:text-underline-style="solid" style:text-underline-width="auto" style:text-underline-color="font-color" officeooo:rsid="004dc326"/>
    </style:style>
    <style:style style:name="T20" style:family="text">
      <style:text-properties officeooo:rsid="002e0d45"/>
    </style:style>
    <style:style style:name="T21" style:family="text">
      <style:text-properties officeooo:rsid="002e43a1"/>
    </style:style>
    <style:style style:name="T22" style:family="text">
      <style:text-properties officeooo:rsid="002f45c5"/>
    </style:style>
    <style:style style:name="T23" style:family="text">
      <style:text-properties officeooo:rsid="00301ae8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301ae8" style:font-weight-asian="normal" style:font-weight-complex="normal"/>
    </style:style>
    <style:style style:name="T26" style:family="text">
      <style:text-properties fo:font-weight="normal" officeooo:rsid="00320d8e" style:font-weight-asian="normal" style:font-weight-complex="normal"/>
    </style:style>
    <style:style style:name="T27" style:family="text">
      <style:text-properties fo:font-weight="normal" officeooo:rsid="002e43a1" style:font-weight-asian="normal" style:font-weight-complex="normal"/>
    </style:style>
    <style:style style:name="T28" style:family="text">
      <style:text-properties fo:font-weight="normal" officeooo:rsid="0038d1d8" style:font-weight-asian="normal" style:font-weight-complex="normal"/>
    </style:style>
    <style:style style:name="T29" style:family="text">
      <style:text-properties fo:font-weight="normal" officeooo:rsid="003baf49" style:font-weight-asian="normal" style:font-weight-complex="normal"/>
    </style:style>
    <style:style style:name="T30" style:family="text">
      <style:text-properties fo:font-weight="normal" officeooo:rsid="003aba74" style:font-weight-asian="normal" style:font-weight-complex="normal"/>
    </style:style>
    <style:style style:name="T31" style:family="text">
      <style:text-properties fo:font-weight="normal" officeooo:rsid="00560700" style:font-weight-asian="normal" style:font-weight-complex="normal"/>
    </style:style>
    <style:style style:name="T32" style:family="text">
      <style:text-properties officeooo:rsid="00320d8e"/>
    </style:style>
    <style:style style:name="T33" style:family="text">
      <style:text-properties officeooo:rsid="0034b94c"/>
    </style:style>
    <style:style style:name="T34" style:family="text">
      <style:text-properties officeooo:rsid="0038d1d8"/>
    </style:style>
    <style:style style:name="T35" style:family="text">
      <style:text-properties officeooo:rsid="003baf49"/>
    </style:style>
    <style:style style:name="T36" style:family="text">
      <style:text-properties officeooo:rsid="003c8418"/>
    </style:style>
    <style:style style:name="T37" style:family="text">
      <style:text-properties officeooo:rsid="003dec67"/>
    </style:style>
    <style:style style:name="T38" style:family="text">
      <style:text-properties officeooo:rsid="003e0555"/>
    </style:style>
    <style:style style:name="T39" style:family="text">
      <style:text-properties officeooo:rsid="003fbb7e"/>
    </style:style>
    <style:style style:name="T40" style:family="text">
      <style:text-properties officeooo:rsid="00403caf"/>
    </style:style>
    <style:style style:name="T41" style:family="text">
      <style:text-properties officeooo:rsid="0041236b"/>
    </style:style>
    <style:style style:name="T42" style:family="text">
      <style:text-properties officeooo:rsid="0044f538"/>
    </style:style>
    <style:style style:name="T43" style:family="text">
      <style:text-properties officeooo:rsid="00459e55"/>
    </style:style>
    <style:style style:name="T44" style:family="text">
      <style:text-properties officeooo:rsid="0046551a"/>
    </style:style>
    <style:style style:name="T45" style:family="text">
      <style:text-properties officeooo:rsid="00489ade"/>
    </style:style>
    <style:style style:name="T46" style:family="text">
      <style:text-properties officeooo:rsid="004af3a8"/>
    </style:style>
    <style:style style:name="T47" style:family="text">
      <style:text-properties officeooo:rsid="004bac44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officeooo:rsid="004bac44" style:font-style-asian="italic" style:font-style-complex="italic"/>
    </style:style>
    <style:style style:name="T50" style:family="text">
      <style:text-properties fo:font-style="italic" officeooo:rsid="004f62ef" style:font-style-asian="italic" style:font-style-complex="italic"/>
    </style:style>
    <style:style style:name="T51" style:family="text">
      <style:text-properties fo:font-style="italic" officeooo:rsid="0053a99c" style:font-style-asian="italic" style:font-style-complex="italic"/>
    </style:style>
    <style:style style:name="T52" style:family="text">
      <style:text-properties fo:font-style="italic" officeooo:rsid="0054788c" style:font-style-asian="italic" style:font-style-complex="italic"/>
    </style:style>
    <style:style style:name="T53" style:family="text">
      <style:text-properties fo:font-style="italic" officeooo:rsid="0055238c" style:font-style-asian="italic" style:font-style-complex="italic"/>
    </style:style>
    <style:style style:name="T5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5" style:family="text">
      <style:text-properties officeooo:rsid="004dc326"/>
    </style:style>
    <style:style style:name="T56" style:family="text">
      <style:text-properties style:text-underline-style="none" fo:font-weight="normal" style:font-weight-asian="normal" style:font-weight-complex="normal"/>
    </style:style>
    <style:style style:name="T57" style:family="text">
      <style:text-properties style:text-underline-style="none" fo:font-weight="normal" officeooo:rsid="004dc326" style:font-weight-asian="normal" style:font-weight-complex="normal"/>
    </style:style>
    <style:style style:name="T58" style:family="text">
      <style:text-properties officeooo:rsid="004f62ef"/>
    </style:style>
    <style:style style:name="T59" style:family="text">
      <style:text-properties officeooo:rsid="004fed44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tyle="normal" officeooo:rsid="0050ee8e" style:font-style-asian="normal" style:font-style-complex="normal"/>
    </style:style>
    <style:style style:name="T6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officeooo:rsid="0050ee8e"/>
    </style:style>
    <style:style style:name="T64" style:family="text">
      <style:text-properties officeooo:rsid="00521c42"/>
    </style:style>
    <style:style style:name="T65" style:family="text">
      <style:text-properties officeooo:rsid="0053a99c"/>
    </style:style>
    <style:style style:name="T66" style:family="text">
      <style:text-properties officeooo:rsid="0054788c"/>
    </style:style>
    <style:style style:name="T67" style:family="text">
      <style:text-properties officeooo:rsid="0055238c"/>
    </style:style>
    <style:style style:name="T68" style:family="text">
      <style:text-properties officeooo:rsid="005607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PPA PEDIDOS</text:p>
      <text:p text:style-name="P1"/>
      <text:h text:style-name="Heading_20_2" text:outline-level="2">Versões</text:h>
      <text:list xml:id="list806871016" text:style-name="L1">
        <text:list-item>
          <text:p text:style-name="P34"><text:bookmark text:name="docs-internal-guid-629e9cea-7fff-8215-46d2-609b484c4033"/><text:span text:style-name="T3">Linguagem:</text:span><text:span text:style-name="T2"> </text:span><text:span text:style-name="T1">PHP</text:span></text:p>
        </text:list-item>
        <text:list-item>
          <text:p text:style-name="P36"><text:span text:style-name="T2">Banco de dados </text:span><text:span text:style-name="T1">SLLEK DB</text:span></text:p>
          <text:list>
            <text:list-item>
              <text:p text:style-name="P37"><text:a xlink:type="simple" xlink:href="https://sleekdb.github.io/#/home" text:style-name="Internet_20_link" text:visited-style-name="Visited_20_Internet_20_Link">https://sleekdb.github.io/#/home</text:a></text:p>
            </text:list-item>
          </text:list>
        </text:list-item>
        <text:list-item>
          <text:p text:style-name="P38">Repositório GIT: </text:p>
          <text:list>
            <text:list-item>
              <text:p text:style-name="P38"><text:a xlink:type="simple" xlink:href="https://github.com/rgfranchi/crcease_tppa_pedidos.git" text:style-name="Internet_20_link" text:visited-style-name="Visited_20_Internet_20_Link">https://github.com/rgfranchi/crcease_tppa_pedidos.git</text:a></text:p>
            </text:list-item>
            <text:list-item>
              <text:p text:style-name="P35"><text:bookmark text:name="new-oauth-token"/><text:span text:style-name="Source_20_Text"><text:span text:style-name="T4">Token: </text:span></text:span><text:span text:style-name="Source_20_Text">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</text:span> </text:p>
            </text:list-item>
          </text:list>
        </text:list-item>
      </text:list>
      <text:h text:style-name="Heading_20_2" text:outline-level="2">Ambientes:</text:h>
      <text:list xml:id="list3916510247" text:style-name="L2">
        <text:list-item>
          <text:p text:style-name="P41">Desenvolvimento</text:p>
          <text:list>
            <text:list-item>
              <text:p text:style-name="P41">XAMP v3.2.4</text:p>
            </text:list-item>
            <text:list-item>
              <text:p text:style-name="P39"><text:span text:style-name="T1">PHP </text:span>7.2.31</text:p>
            </text:list-item>
            <text:list-item>
              <text:p text:style-name="P41">Apache 2.4.43</text:p>
            </text:list-item>
            <text:list-item>
              <text:p text:style-name="P41">URL: http://localhost/crcease_tppa_pedidos</text:p>
            </text:list-item>
          </text:list>
        </text:list-item>
        <text:list-item>
          <text:p text:style-name="P41">Produção</text:p>
          <text:list>
            <text:list-item>
              <text:p text:style-name="P41">URL: <text:a xlink:type="simple" xlink:href="http://tppa.crcease.intraer/crcease_tppa_pedidos" text:style-name="Internet_20_link" text:visited-style-name="Visited_20_Internet_20_Link">http://tppa.crcease.intraer/crcease_tppa_pedidos</text:a></text:p>
            </text:list-item>
            <text:list-item>
              <text:p text:style-name="P43">DOCKER</text:p>
            </text:list-item>
            <text:list-item>
              <text:p text:style-name="P40"><text:span text:style-name="T1">PHP </text:span>7.<text:span text:style-name="T5">3</text:span>.1<text:span text:style-name="T5">0</text:span></text:p>
            </text:list-item>
            <text:list-item>
              <text:p text:style-name="P44">Nginx</text:p>
            </text:list-item>
            <text:list-item>
              <text:p text:style-name="P42">URL: http://localhost/crcease_tppa_pedidos</text:p>
            </text:list-item>
          </text:list>
        </text:list-item>
      </text:list>
      <text:p text:style-name="P2">Conta: rgfranchi.</text:p>
      <text:p text:style-name="P2"/>
      <text:h text:style-name="P27" text:outline-level="2">Estrutura:</text:h>
      <text:list xml:id="list989402364" text:style-name="L3">
        <text:list-item>
          <text:p text:style-name="P45"><text:span text:style-name="T9">index.php</text:span>: Carrega estrutura do sistema,<text:span text:style-name="T7"> direciona acesso ao </text:span><text:span text:style-name="T55">CONTROLLER</text:span><text:span text:style-name="T7"> e </text:span><text:span text:style-name="T55">ACTION</text:span><text:span text:style-name="T7">.</text:span></text:p>
        </text:list-item>
        <text:list-item>
          <text:p text:style-name="P47"><text:span text:style-name="T9">config.php</text:span>: Informações de configuração, <text:span text:style-name="T55">variáveis globais e carrega basicFunctions</text:span>.</text:p>
        </text:list-item>
        <text:list-item>
          <text:p text:style-name="P48"><text:span text:style-name="T15">basicFunctions.php</text:span><text:span text:style-name="T55">: armazena funções genéricas da aplicação.</text:span></text:p>
        </text:list-item>
        <text:list-item>
          <text:p text:style-name="P48"><text:span text:style-name="T9">BasicRawObject.</text:span><text:span text:style-name="T15">php</text:span><text:span text:style-name="T55">: </text:span><text:span text:style-name="T19">interface</text:span><text:span text:style-name="T55"> com funções básicas para manipulação dos objetos “domain” e “componente”, determina funções de conversão e validação.</text:span></text:p>
        </text:list-item>
        <text:list-item>
          <text:p text:style-name="P48"><text:span text:style-name="T9">BasicSystem.</text:span><text:span text:style-name="T15">php</text:span><text:span text:style-name="T55">: </text:span><text:span text:style-name="T19">classe</text:span><text:span text:style-name="T57"> com as principais funcionalidades do sistema</text:span></text:p>
          <text:list>
            <text:list-item>
              <text:p text:style-name="P49"><text:span text:style-name="T54">loadDomain</text:span><text:span text:style-name="T56">: carrega dominio</text:span></text:p>
            </text:list-item>
            <text:list-item>
              <text:p text:style-name="P49"><text:soft-page-break/><text:span text:style-name="T54">loadComponent</text:span><text:span text:style-name="T56">: carrega componente</text:span></text:p>
            </text:list-item>
            <text:list-item>
              <text:p text:style-name="P49"><text:span text:style-name="T48">loadBasicStores</text:span>: carrega classes Store<text:span text:style-name="T58"> (banco de dados) genérica.</text:span></text:p>
            </text:list-item>
            <text:list-item>
              <text:p text:style-name="P49"><text:span text:style-name="T50">l</text:span><text:span text:style-name="T48">oadStores</text:span>: <text:span text:style-name="T58">Inicializa classe Store definida na pasta “store”.</text:span></text:p>
            </text:list-item>
            <text:list-item>
              <text:p text:style-name="P50"><text:span text:style-name="T48">loadService</text:span>: <text:span text:style-name="T58">Inicializa classe Services definida na pasta “service”.</text:span></text:p>
            </text:list-item>
            <text:list-item>
              <text:p text:style-name="P50"><text:span text:style-name="T48">instantiateClass</text:span>: <text:span text:style-name="T58">Inicializa classe genérica, utilizada diretamente pela outras funcionalidades.</text:span></text:p>
            </text:list-item>
            <text:list-item>
              <text:p text:style-name="P50"><text:span text:style-name="T48">arrayToObject</text:span>: <text:span text:style-name="T58">Converte array para objeto.</text:span></text:p>
            </text:list-item>
            <text:list-item>
              <text:p text:style-name="P50"><text:span text:style-name="T48">objectToArray</text:span> <text:span text:style-name="T58">Converte objeto para array</text:span></text:p>
            </text:list-item>
          </text:list>
        </text:list-item>
        <text:list-item>
          <text:p text:style-name="P45"><text:span text:style-name="T9">component</text:span>: Classes <text:span text:style-name="T8">que mantém/carrega a</text:span> <text:span text:style-name="T7">e</text:span>strutura<text:span text:style-name="T7">da das informações</text:span> <text:span text:style-name="T7">d</text:span>o sistema.</text:p>
          <text:list>
            <text:list-item>
              <text:p text:style-name="P51">BasicComponent.php: carrega funções genéricas dos componentes.</text:p>
            </text:list-item>
            <text:list-item>
              <text:p text:style-name="P46">&lt;<text:span text:style-name="T7">nome&gt;Component.php: </text:span><text:span text:style-name="T59">deve estender BasicComponent.php</text:span></text:p>
            </text:list-item>
            <text:list-item>
              <text:p text:style-name="P52"><text:span text:style-name="T9">helper</text:span>: <text:s/>contem funcionalidades comuns dos componentes.</text:p>
              <text:list>
                <text:list-item>
                  <text:p text:style-name="P52"><text:span text:style-name="T1">&lt;nome&gt;</text:span>Helper<text:span text:style-name="T1">.php</text:span></text:p>
                </text:list-item>
              </text:list>
            </text:list-item>
          </text:list>
        </text:list-item>
        <text:list-item>
          <text:p text:style-name="P54"><text:span text:style-name="T10">c</text:span><text:span text:style-name="T9">ontroller</text:span>: <text:span text:style-name="T59">Inicializa o p</text:span><text:span text:style-name="T6">rocessamento das informações </text:span><text:span text:style-name="T59">e</text:span><text:span text:style-name="T6"> </text:span><text:span text:style-name="T59">realiza a união e execução das funcionalidades do sistema.</text:span></text:p>
          <text:list>
            <text:list-item>
              <text:p text:style-name="P56">BasicController.php: carrega funções genéricas dos controller.</text:p>
              <text:list>
                <text:list-item>
                  <text:p text:style-name="P66">loadBasicMapper: <text:span text:style-name="T60">função responsável por criar classe genérica que une domínio ao componente.</text:span></text:p>
                </text:list-item>
                <text:list-item>
                  <text:p text:style-name="P66">loadMapper: <text:span text:style-name="T62">carrega classe “mapper”, <text:s/>quando necessário operações especificas do mapeamento.</text:span></text:p>
                </text:list-item>
                <text:list-item>
                  <text:p text:style-name="P66">loadView:<text:span text:style-name="T60"> </text:span><text:span text:style-name="T61">carrega classe </text:span><text:span text:style-name="T63">BasicView</text:span><text:span text:style-name="T61"> com a view especifica.</text:span></text:p>
                </text:list-item>
              </text:list>
            </text:list-item>
            <text:list-item>
              <text:p text:style-name="P54">&lt;nome&gt;Controller.php: <text:span text:style-name="T65">deve estender BasicController.</text:span></text:p>
            </text:list-item>
          </text:list>
        </text:list-item>
        <text:list-item>
          <text:p text:style-name="P57"><text:span text:style-name="T9">DOCUMENTOS</text:span>: Documentos do sistema <text:span text:style-name="T63">(este arquivo)</text:span>.</text:p>
        </text:list-item>
        <text:list-item>
          <text:p text:style-name="P60"><text:span text:style-name="T16">d</text:span><text:span text:style-name="T9">omain</text:span>: <text:span text:style-name="T7">Classes </text:span><text:span text:style-name="T64">que reflete a </text:span><text:span text:style-name="T7">estrutura </text:span><text:span text:style-name="T64">de</text:span><text:span text:style-name="T7"> Stores (tabelas/</text:span><text:span text:style-name="T64">documentos</text:span><text:span text:style-name="T7">) do banco de dados (SleekDB)</text:span><text:span text:style-name="T2">. </text:span></text:p>
          <text:list>
            <text:list-item>
              <text:p text:style-name="P62">BasicDomain.php: operações para execução no banco de dados, contém a sequência de execução ao validar e converter.</text:p>
              <text:list>
                <text:list-item>
                  <text:p text:style-name="P82"><text:span text:style-name="T51">g</text:span><text:span text:style-name="T48">etObject</text:span>: recebe objeto.</text:p>
                </text:list-item>
                <text:list-item>
                  <text:p text:style-name="P82"><text:span text:style-name="T48">getObjectArray</text:span>: recebe objeto em formato de array.</text:p>
                </text:list-item>
                <text:list-item>
                  <text:p text:style-name="P82"><text:span text:style-name="T48">getFieldsName</text:span>: Recebe campos existentes na classe domain</text:p>
                </text:list-item>
                <text:list-item>
                  <text:p text:style-name="P82"><text:span text:style-name="T48">convertFieldCreate</text:span>: converte campo ao criar</text:p>
                </text:list-item>
                <text:list-item>
                  <text:p text:style-name="P82"><text:span text:style-name="T48">convertFieldUpdate</text:span>: converte campo ao atualizar</text:p>
                </text:list-item>
                <text:list-item>
                  <text:p text:style-name="P82"><text:span text:style-name="T48">validateFieldCreate</text:span>: valida campo ao salvar</text:p>
                </text:list-item>
                <text:list-item>
                  <text:p text:style-name="P82"><text:span text:style-name="T48">validateFieldUpdate</text:span>: valida campo no update</text:p>
                </text:list-item>
                <text:list-item>
                  <text:p text:style-name="P82"><text:soft-page-break/><text:span text:style-name="T48">convertField</text:span>: converte o campo.</text:p>
                </text:list-item>
                <text:list-item>
                  <text:p text:style-name="P82"><text:span text:style-name="T48">validateField</text:span>: aplica validação nos campos.</text:p>
                </text:list-item>
                <text:list-item>
                  <text:p text:style-name="P82"><text:span text:style-name="T48">beforeSave</text:span>: ação executada antes de salvr.</text:p>
                </text:list-item>
                <text:list-item>
                  <text:p text:style-name="P82"><text:span text:style-name="T48">beforeDelete</text:span>: ação executada antes de salvar.</text:p>
                </text:list-item>
              </text:list>
            </text:list-item>
            <text:list-item>
              <text:p text:style-name="P60">&lt;<text:span text:style-name="T7">nome&gt;Domain.php: </text:span><text:span text:style-name="T64">deve estender o BasicDomain.php.</text:span></text:p>
            </text:list-item>
          </text:list>
        </text:list-item>
        <text:list-item>
          <text:p text:style-name="P57"><text:span text:style-name="T9">mapper</text:span>: <text:span text:style-name="T65">Carrega objetos de </text:span>domain, <text:span text:style-name="T65">component e store, realiza a junção e conversão de um objeto para outro.</text:span></text:p>
          <text:list>
            <text:list-item>
              <text:p text:style-name="P63">BasicMapper.php</text:p>
              <text:list>
                <text:list-item>
                  <text:p text:style-name="P63"><text:span text:style-name="T48">component</text:span>: <text:span text:style-name="T66">carrega componente em store.</text:span></text:p>
                </text:list-item>
                <text:list-item>
                  <text:p text:style-name="P63"><text:span text:style-name="T52">d</text:span><text:span text:style-name="T48">omain</text:span>: <text:span text:style-name="T66">carrega dominio em store.</text:span></text:p>
                </text:list-item>
                <text:list-item>
                  <text:p text:style-name="P63"><text:span text:style-name="T52">g</text:span><text:span text:style-name="T48">etStore</text:span>: <text:span text:style-name="T66">retorna store em execução</text:span></text:p>
                </text:list-item>
                <text:list-item>
                  <text:p text:style-name="P63"><text:span text:style-name="T48">verifyValue</text:span>: <text:span text:style-name="T66">verifica o tipo de objeto tramitado, array ou objeto.</text:span></text:p>
                </text:list-item>
                <text:list-item>
                  <text:p text:style-name="P63"><text:span text:style-name="T52">m</text:span><text:span text:style-name="T48">apper</text:span>: <text:span text:style-name="T66">realiza a conversão de um objeto para outro objeto.</text:span></text:p>
                </text:list-item>
                <text:list-item>
                  <text:p text:style-name="P63"><text:span text:style-name="T48">getDomain</text:span>: <text:span text:style-name="T66">recebe o domínio instanciado.</text:span></text:p>
                </text:list-item>
                <text:list-item>
                  <text:p text:style-name="P63"><text:span text:style-name="T48">getComponent</text:span>: <text:span text:style-name="T66">rebebe o componente instanciado.</text:span></text:p>
                </text:list-item>
              </text:list>
            </text:list-item>
            <text:list-item>
              <text:p text:style-name="P55">&lt;<text:span text:style-name="T7">domain&gt;Map</text:span>&lt;<text:span text:style-name="T7">component</text:span>&gt;<text:span text:style-name="T7">Mapper</text:span>.php: <text:span text:style-name="T66">deve estender BasicDomain.</text:span></text:p>
            </text:list-item>
          </text:list>
        </text:list-item>
        <text:list-item>
          <text:p text:style-name="P57"><text:span text:style-name="T9">service</text:span>: serviços compartilhados entre funcionalidades.</text:p>
          <text:list>
            <text:list-item>
              <text:p text:style-name="P57">&lt;nome&gt;Service.php: <text:span text:style-name="T67">Pode estender BasicSystem para absorver funcionalidades do sistema.</text:span></text:p>
              <text:list>
                <text:list-item>
                  <text:p text:style-name="P64">Pode acessar outras funcionalidades do sistema.</text:p>
                </text:list-item>
              </text:list>
            </text:list-item>
          </text:list>
        </text:list-item>
        <text:list-item>
          <text:p text:style-name="P58"><text:span text:style-name="T9">store</text:span>: realiza operações no banco de dados <text:span text:style-name="T64">Create, Read, Update e Delete (CRUD)</text:span>.</text:p>
          <text:list>
            <text:list-item>
              <text:p text:style-name="P62">BasicStore.<text:span text:style-name="T67">php</text:span></text:p>
              <text:list>
                <text:list-item>
                  <text:p text:style-name="P62"><text:span text:style-name="T48">create</text:span>: <text:span text:style-name="T67">cria registo.</text:span></text:p>
                </text:list-item>
                <text:list-item>
                  <text:p text:style-name="P62"><text:span text:style-name="T53">u</text:span><text:span text:style-name="T48">pdate</text:span>: <text:span text:style-name="T67">atualiza registro.</text:span></text:p>
                </text:list-item>
                <text:list-item>
                  <text:p text:style-name="P62"><text:span text:style-name="T48">create_update_object</text:span>: <text:span text:style-name="T67">cria ou atualiza registro, depende de existir a chave “_id”</text:span></text:p>
                </text:list-item>
                <text:list-item>
                  <text:p text:style-name="P62"><text:span text:style-name="T48">save</text:span>: <text:span text:style-name="T67">salva se não existir _id ou atualiza se existir.</text:span></text:p>
                </text:list-item>
                <text:list-item>
                  <text:p text:style-name="P62"><text:span text:style-name="T48">saveAll</text:span>: <text:span text:style-name="T67">executa em um array a operação save.</text:span></text:p>
                </text:list-item>
                <text:list-item>
                  <text:p text:style-name="P62"><text:span text:style-name="T53">f</text:span><text:span text:style-name="T48">indBy</text:span>: <text:span text:style-name="T67">busca por uma condição.</text:span></text:p>
                </text:list-item>
                <text:list-item>
                  <text:p text:style-name="P62"><text:span text:style-name="T48">findById</text:span>: <text:span text:style-name="T67">busca pelo registro “_id”</text:span></text:p>
                </text:list-item>
                <text:list-item>
                  <text:p text:style-name="P62"><text:span text:style-name="T48">delete</text:span>: <text:span text:style-name="T67">Exclui registro.</text:span></text:p>
                </text:list-item>
                <text:list-item>
                  <text:p text:style-name="P62"><text:span text:style-name="T48">findAll</text:span>: <text:span text:style-name="T67">busca todos os registro do store.</text:span></text:p>
                </text:list-item>
                <text:list-item>
                  <text:p text:style-name="P62"><text:span text:style-name="T48">emptyValues</text:span>: <text:span text:style-name="T67">recebe objeto vazio.</text:span></text:p>
                </text:list-item>
                <text:list-item>
                  <text:p text:style-name="P62"><text:soft-page-break/><text:span text:style-name="T48">loadObject</text:span>: <text:span text:style-name="T67">correga objeto para o dominio.</text:span></text:p>
                </text:list-item>
                <text:list-item>
                  <text:p text:style-name="P62"><text:span text:style-name="T48">getStore</text:span>: <text:span text:style-name="T67">recebe objeto instanciado de store.</text:span></text:p>
                </text:list-item>
                <text:list-item>
                  <text:p text:style-name="P62"><text:span text:style-name="T48">getDomain</text:span>: <text:span text:style-name="T67">recebe objeto instanciado do dominio.</text:span></text:p>
                </text:list-item>
              </text:list>
            </text:list-item>
            <text:list-item>
              <text:p text:style-name="P58">&lt;nome&gt;Store.php: <text:span text:style-name="T67">deve estender </text:span><text:span text:style-name="T64">BasicStore.</text:span><text:span text:style-name="T67">php</text:span></text:p>
              <text:list>
                <text:list-item>
                  <text:p text:style-name="P64">Utilizar apenas quando as operações de BasicStores tiver a necessidade de alteração.</text:p>
                </text:list-item>
              </text:list>
            </text:list-item>
          </text:list>
        </text:list-item>
        <text:list-item>
          <text:p text:style-name="P57"><text:span text:style-name="T9">test</text:span>: testes da aplicação. (não implementado)</text:p>
          <text:list>
            <text:list-item>
              <text:p text:style-name="P65">link básico: http://localhost/crcease_tppa_pedidos/tests/bootstrap/deleteAll.php</text:p>
            </text:list-item>
            <text:list-item>
              <text:p text:style-name="P57"><text:span text:style-name="T9">bootstrap</text:span>: alimenta banco de dados para teste. </text:p>
              <text:list>
                <text:list-item>
                  <text:p text:style-name="P57">Start.php: <text:span text:style-name="T68">inclui valores no banco de dados.</text:span></text:p>
                </text:list-item>
                <text:list-item>
                  <text:p text:style-name="P57">deleteAll.php: <text:span text:style-name="T68">exclui todo banco de dados.</text:span></text:p>
                </text:list-item>
              </text:list>
            </text:list-item>
          </text:list>
        </text:list-item>
        <text:list-item>
          <text:p text:style-name="P57"><text:span text:style-name="T9">TPPA_STORE</text:span>: Arquivos <text:span text:style-name="T68">do banco de dados.</text:span></text:p>
        </text:list-item>
        <text:list-item>
          <text:p text:style-name="P61"><text:span text:style-name="T9">Vendor</text:span>: <text:span text:style-name="T7">Sistemas de terceiros.</text:span></text:p>
          <text:list>
            <text:list-item>
              <text:p text:style-name="P57">SleekDB / PhpSpreadsheet / …</text:p>
            </text:list-item>
          </text:list>
        </text:list-item>
        <text:list-item>
          <text:p text:style-name="P57"><text:span text:style-name="T9">view</text:span>: arquivos que renderiza a informação na tela.</text:p>
          <text:list>
            <text:list-item>
              <text:p text:style-name="P65"><text:span text:style-name="T9">default:</text:span><text:span text:style-name="T24"> pasta com conteúdo comum a mais de uma view.</text:span></text:p>
            </text:list-item>
            <text:list-item>
              <text:p text:style-name="P65"><text:span text:style-name="T9">exception:</text:span><text:span text:style-name="T24"> telas de exceções do sistema.</text:span></text:p>
            </text:list-item>
            <text:list-item>
              <text:p text:style-name="P53"><text:span text:style-name="T9">template:</text:span> contém arquivos que compõe o template, (css, js, img, vendor)</text:p>
            </text:list-item>
            <text:list-item>
              <text:p text:style-name="P53">body_end.php: rodapé genérico da página</text:p>
            </text:list-item>
            <text:list-item>
              <text:p text:style-name="P53">body_start.php: cabeçalho da página.</text:p>
            </text:list-item>
            <text:list-item>
              <text:p text:style-name="P53">config_template.php: mantem configurações do template o menu da aplicação esta neste arquivo.</text:p>
            </text:list-item>
            <text:list-item>
              <text:p text:style-name="P59"><text:span text:style-name="T8">t</text:span>emplate<text:span text:style-name="T31">.php</text:span>: template carregado pelo site</text:p>
            </text:list-item>
            <text:list-item>
              <text:p text:style-name="P65">header<text:span text:style-name="T24">.php</text:span>: cabeçalho da página.</text:p>
            </text:list-item>
            <text:list-item>
              <text:p text:style-name="P65">sidebar<text:span text:style-name="T24">.php</text:span>: barra de menu.</text:p>
            </text:list-item>
            <text:list-item>
              <text:p text:style-name="P57">&lt;<text:span text:style-name="T8">nome&gt;: pasta com o nome da view, arquivos que será </text:span><text:span text:style-name="T68">executado</text:span><text:span text:style-name="T8">.</text:span></text:p>
            </text:list-item>
          </text:list>
        </text:list-item>
      </text:list>
      <text:h text:style-name="Heading_20_2" text:outline-level="2">Nomenclatura:</text:h>
      <text:h text:style-name="Heading_20_3" text:outline-level="3">Pastas <text:span text:style-name="T20">e arquivos das funcionalidades (classes)</text:span></text:h>
      <text:p text:style-name="P5"><text:span text:style-name="T8"><text:tab/>Cada funcionalidade do sistema é uma </text:span><text:span text:style-name="T10">pasta</text:span><text:span text:style-name="T8"> e os tipos da funcionalidade em arquivos que recebe como </text:span><text:span text:style-name="T10">sufixo</text:span><text:span text:style-name="T8"> do nome da funcionalidade, exceto a view, onde o tipo de funcionalidade é o nome da pasta.</text:span></text:p>
      <text:p text:style-name="P3"><text:tab/>Ex: Controle de <text:span text:style-name="T9">pessoal</text:span> está na pasta <text:span text:style-name="T17">controller</text:span> e recebe como nome do arquivo PessoalController.php.</text:p>
      <text:h text:style-name="Heading_20_3" text:outline-level="3"><text:soft-page-break/>Arquivos de funcionalidade</text:h>
      <text:p text:style-name="P4"><text:tab/>Arquivos com prefixo Basic&lt;nome da funcionalidade&gt;.php contem a classe <text:span text:style-name="T20">básica da funcionalidade.</text:span></text:p>
      <text:p text:style-name="P4"><text:tab/><text:span text:style-name="T20">D</text:span>eve ser estendida quando criada <text:span text:style-name="T20">funcionalidades diferenciadas.</text:span></text:p>
      <text:p text:style-name="P4"><text:tab/><text:span text:style-name="T20">Instanciada quando é uma funcionalidade padrão.</text:span></text:p>
      <text:h text:style-name="Heading_20_3" text:outline-level="3">Inst<text:span text:style-name="T20">ânc</text:span>ias automatizadas.</text:h>
      <text:p text:style-name="Text_20_body"><text:tab/><text:span text:style-name="T20">Quando o uma classe é instanciada automaticamente é gerada variável de mesmo nome com a substituição de uppercase </text:span><text:span text:style-name="T21">por</text:span><text:span text:style-name="T20"> lowercase sem o nome da funcionalidade.</text:span></text:p>
      <text:p text:style-name="Text_20_body"><text:tab/><text:span text:style-name="T20">Ex: PessoalMapPessoalFormMapper = pessoal_map_pessoal_form</text:span></text:p>
      <text:p text:style-name="Text_20_body"/>
      <text:h text:style-name="P25" text:outline-level="1">Funcionalidade de framework</text:h>
      <text:p text:style-name="P6"><text:tab/>O framework foi elaborado com base na estrutura MVC (Model, View, Controller)</text:p>
      <text:h text:style-name="Heading_20_3" text:outline-level="3">BasicSystem.<text:span text:style-name="T22">php</text:span></text:h>
      <text:p text:style-name="Text_20_body"><text:tab/><text:span text:style-name="T21">Classe que compartilha funcionalidades básica do sistema e realiza o carregamento das principais estruturas do sistema.</text:span></text:p>
      <text:p text:style-name="Text_20_body"><text:tab/><text:span text:style-name="T21">Métodos: loadDomain / loadComponent / loadBasicStore / loadStore / loadService / instantieteClass.</text:span></text:p>
      <text:h text:style-name="P28" text:outline-level="2">Controller</text:h>
      <text:p text:style-name="P6"><text:tab/>Recebe a requisição e realiza o processamento.</text:p>
      <text:p text:style-name="P6"><text:tab/>A classe controller deve estender a classe BasicController.php.</text:p>
      <text:p text:style-name="P6"><text:tab/><text:span text:style-name="T22">O controller é chamado na url com os parâmetros controller e a funcionalidade com o parâmetro action.</text:span></text:p>
      <text:p text:style-name="P6"><text:tab/><text:span text:style-name="T22">O construtor deve carregar as funcionalidades que será utilizada.</text:span></text:p>
      <text:h text:style-name="Heading_20_3" text:outline-level="3">BasicController.<text:span text:style-name="T23">php</text:span></text:h>
      <text:p text:style-name="Text_20_body"><text:tab/><text:span text:style-name="T21">Extende a classe BasicS</text:span><text:span text:style-name="T22">y</text:span><text:span text:style-name="T21">stem </text:span></text:p>
      <text:p text:style-name="P7"><text:tab/><text:span text:style-name="T22">Métodos: loadBasicMapper / loadMapper / loadView</text:span></text:p>
      <text:h text:style-name="Heading_20_1" text:outline-level="1">Domain</text:h>
      <text:p text:style-name="Text_20_body"><text:tab/><text:span text:style-name="T23">Estrutura da informação da aplicação compõe o </text:span><text:span text:style-name="T11">model</text:span><text:span text:style-name="T23">, Classe com a declaração dos valores que devem ser armazenados na estrutura de dados, deve estender a classe BasicDomain.php.</text:span></text:p>
      <text:p text:style-name="P8"><text:tab/><text:span text:style-name="T23">Para alterar as variáveis deve se sobrescrever os métodos de BasicDomain.php.</text:span></text:p>
      <text:h text:style-name="P31" text:outline-level="3"><text:soft-page-break/>Basic<text:span text:style-name="T23">Domain.php</text:span></text:h>
      <text:p text:style-name="P8"><text:tab/><text:span text:style-name="T23">Mantém a conversão do da estrutura de objeto para array e array para objeto.</text:span></text:p>
      <text:h text:style-name="P29" text:outline-level="2"><text:tab/><text:span text:style-name="T37">Fluxo de execução dos métodos:</text:span></text:h>
      <text:p text:style-name="P10"><text:tab/><text:span text:style-name="T37">Sequência executada durante cada operação pelo BasicDomain, podendo ser sobrescrito no método estendido.</text:span></text:p>
      <text:list xml:id="list2874635316" text:style-name="L4">
        <text:list-item>
          <text:p text:style-name="P67"><text:span text:style-name="T9">Save</text:span>:</text:p>
          <text:list>
            <text:list-item>
              <text:p text:style-name="P68">beforeSave → lê e retorna array data.</text:p>
            </text:list-item>
            <text:list-item>
              <text:p text:style-name="P67">convertFieldCreate ou convertFieldUpdate</text:p>
            </text:list-item>
            <text:list-item>
              <text:p text:style-name="P67">validateFieldCreate ou validateFieldUpdate</text:p>
            </text:list-item>
            <text:list-item>
              <text:p text:style-name="P67">convertField → Conversão campos para validação</text:p>
            </text:list-item>
            <text:list-item>
              <text:p text:style-name="P67">validateField → Trata campos para validação.</text:p>
            </text:list-item>
          </text:list>
        </text:list-item>
        <text:list-item>
          <text:p text:style-name="P69">Delete:</text:p>
          <text:list>
            <text:list-item>
              <text:p text:style-name="P70">beforeDelete → verifica valor antes de excluir, espera resposta “true”.</text:p>
            </text:list-item>
          </text:list>
        </text:list-item>
      </text:list>
      <text:h text:style-name="Heading_20_1" text:outline-level="1">Store</text:h>
      <text:p text:style-name="Text_20_body"><text:tab/><text:span text:style-name="T23">Realiza operações com </text:span><text:span text:style-name="T11">domain</text:span><text:span text:style-name="T25">, </text:span><text:span text:style-name="T26">compõe o </text:span><text:span text:style-name="T12">model,</text:span><text:span text:style-name="T25"> </text:span><text:span text:style-name="T26">se criada classe deve </text:span><text:span text:style-name="T25">estender </text:span><text:span text:style-name="T26">a classe</text:span><text:span text:style-name="T25"> BasicStore.php.</text:span></text:p>
      <text:p text:style-name="P9"><text:span text:style-name="T25"><text:tab/></text:span><text:span text:style-name="T26">Não é obrigatório criar classe para </text:span><text:span text:style-name="T12">store</text:span><text:span text:style-name="T26">, pode ser utilizado a BasicStore com o método </text:span><text:span text:style-name="T27">loadBasicStore.</text:span></text:p>
      <text:h text:style-name="Heading_20_3" text:outline-level="3">BasicStore.php</text:h>
      <text:p text:style-name="Text_20_body"><text:tab/><text:span text:style-name="T23">Mantém operações CRUD (Create, Read, Update e Delete) do sistema.</text:span></text:p>
      <text:p text:style-name="Text_20_body"><text:tab/><text:span text:style-name="T32">Métodos: create / update / delete / save / saveAll / validateData / findById / findAll / getStore / arrayToDomainObject / domainObjectToArray.</text:span></text:p>
      <text:h text:style-name="Heading_20_2" text:outline-level="2">Component</text:h>
      <text:p text:style-name="Text_20_body"><text:tab/><text:span text:style-name="T32">Cria estrutura de dados para leitura na </text:span><text:span text:style-name="T12">view</text:span><text:span text:style-name="T26"> ou qualquer componente de saída</text:span><text:span text:style-name="T32">.</text:span></text:p>
      <text:p text:style-name="Text_20_body"><text:tab/><text:span text:style-name="T32">Não possui estrutura Basic…..</text:span></text:p>
      <text:h text:style-name="Heading_20_1" text:outline-level="1">Mapper</text:h>
      <text:p text:style-name="Text_20_body"><text:tab/><text:span text:style-name="T33">Realiza mapeamento entre classes do tipo RAW (Domain e Componente) e carrega store com as operações definidas no componente.</text:span></text:p>
      <text:p text:style-name="Text_20_body"><text:tab/></text:p>
      <text:h text:style-name="P26" text:outline-level="1"><text:soft-page-break/>FUNCIONALIDADES</text:h>
      <text:h text:style-name="Heading_20_2" text:outline-level="2">Acessos</text:h>
      <text:p text:style-name="P11"><text:tab/>O sistema possui 2 tipos de acesso com e sem <text:span text:style-name="T17">seção</text:span>:</text:p>
      <text:list xml:id="list1135607973" text:style-name="L5">
        <text:list-item>
          <text:p text:style-name="P71">Admin: Acesso a todas as funcionalidades.</text:p>
        </text:list-item>
        <text:list-item>
          <text:p text:style-name="P71">Visitante: Acessa as funcionalidades restritas.</text:p>
        </text:list-item>
      </text:list>
      <text:h text:style-name="Heading_20_3" text:outline-level="3"><text:span text:style-name="T9"><text:tab/>Configuração</text:span>: </text:h>
      <text:p text:style-name="P12"><text:tab/>O acesso é controlado por “array” no arquivo config.php na função ‘permission’ onde é fornecido o nome do ‘controller’ e a ‘action’.</text:p>
      <text:p text:style-name="P11"><text:tab/>O <text:span text:style-name="T45">acesso ao</text:span> <text:span text:style-name="T9">menu</text:span> deve ser configurado no arquivo “<text:span text:style-name="T45">\</text:span>view\template\config_template.php”.</text:p>
      <text:p text:style-name="P13"><text:tab/>Os demais acesso nas páginas é configurado verificando a variável “$_SESSION['login']['admin']”.</text:p>
      <text:h text:style-name="P30" text:outline-level="2"><text:s/>Pregão</text:h>
      <text:list xml:id="list1671681382" text:style-name="L6">
        <text:list-item>
          <text:p text:style-name="P73">Realiza<text:span text:style-name="T35">das</text:span> <text:span text:style-name="T35">as</text:span> operaç<text:span text:style-name="T35">ões</text:span> com <text:span text:style-name="T35">cada </text:span><text:span text:style-name="T41">operação</text:span><text:span text:style-name="T35"> dos itens do pregão</text:span> <text:span text:style-name="T9">valor_total</text:span><text:span text:style-name="T24"> e </text:span><text:span text:style-name="T9">qtd_total, </text:span><text:span text:style-name="T13">qtd_diponivel, valor_solicitado</text:span><text:span text:style-name="T24">:</text:span></text:p>
          <text:list>
            <text:list-item>
              <text:p text:style-name="P73"><text:span text:style-name="T29">Novo</text:span><text:span text:style-name="T24">: soma.</text:span></text:p>
            </text:list-item>
            <text:list-item>
              <text:p text:style-name="P73"><text:span text:style-name="T29">Atualizar</text:span><text:span text:style-name="T24">: subtração do valor atual e soma do novo valor.</text:span></text:p>
            </text:list-item>
            <text:list-item>
              <text:p text:style-name="P73"><text:span text:style-name="T29">Excluir</text:span><text:span text:style-name="T24">: subtração do valor atual.</text:span></text:p>
            </text:list-item>
            <text:list-item>
              <text:p text:style-name="P72"><text:span text:style-name="T29">Excluir todos</text:span><text:span text:style-name="T30">: Zera os valores.</text:span><text:span text:style-name="T2"> </text:span></text:p>
            </text:list-item>
          </text:list>
        </text:list-item>
      </text:list>
      <text:h text:style-name="P30" text:outline-level="2">Itens Pregões </text:h>
      <text:list xml:id="list2018930206" text:style-name="L7">
        <text:list-item>
          <text:p text:style-name="P74">Cacul<text:span text:style-name="T36">a</text:span> dos campos <text:span text:style-name="T9">qtd_total</text:span><text:span text:style-name="T24"> e </text:span><text:span text:style-name="T9">qtd_disponivel</text:span><text:span text:style-name="T24"> se o valor </text:span><text:span text:style-name="T28">não for fornecido</text:span><text:span text:style-name="T9">.</text:span></text:p>
          <text:list>
            <text:list-item>
              <text:p text:style-name="P75">qtd_total = qtd_disponivel + qtd_solicitada; </text:p>
            </text:list-item>
            <text:list-item>
              <text:p text:style-name="P76">qtd_disponivel <text:span text:style-name="T34">= </text:span>qtd_total - qtd_solicitada; </text:p>
            </text:list-item>
          </text:list>
        </text:list-item>
      </text:list>
      <text:h text:style-name="P33" text:outline-level="4">Pregão <text:span text:style-name="T40">por</text:span><text:span text:style-name="T38"> Pregão</text:span> Item <text:span text:style-name="T38">(PregaoCalculationServices.php)</text:span>.</text:h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leLine1894660747712">
          <table:table-cell table:style-name="Tabela1.A1" office:value-type="string">
            <text:p text:style-name="P18">Pregão</text:p>
          </table:table-cell>
          <table:table-cell table:style-name="Tabela1.A1" office:value-type="string">
            <text:p text:style-name="P20">Processo</text:p>
          </table:table-cell>
          <table:table-cell table:style-name="Tabela1.C1" office:value-type="string">
            <text:p text:style-name="P19">Pregão Item</text:p>
          </table:table-cell>
        </table:table-row>
        <table:table-row table:style-name="TableLine1894660741728">
          <table:table-cell table:style-name="Tabela1.A2" office:value-type="string">
            <text:p text:style-name="P21">Valor Total</text:p>
          </table:table-cell>
          <table:table-cell table:style-name="Tabela1.A2" office:value-type="string">
            <text:p text:style-name="P21">Produto </text:p>
          </table:table-cell>
          <table:table-cell table:style-name="Tabela1.C2" office:value-type="string">
            <text:p text:style-name="P22">Val. Unitário X Quantidade Total </text:p>
          </table:table-cell>
        </table:table-row>
        <table:table-row table:style-name="TableLine1894660752064">
          <table:table-cell table:style-name="Tabela1.A2" office:value-type="string">
            <text:p text:style-name="P21"><text:span text:style-name="T39">Qtd.</text:span> <text:span text:style-name="T39">Total</text:span></text:p>
          </table:table-cell>
          <table:table-cell table:style-name="Tabela1.A2" office:value-type="string">
            <text:p text:style-name="P22">Soma</text:p>
          </table:table-cell>
          <table:table-cell table:style-name="Tabela1.C2" office:value-type="string">
            <text:p text:style-name="P22">Quantidade Total</text:p>
          </table:table-cell>
        </table:table-row>
        <table:table-row table:style-name="TableLine1894660741456">
          <table:table-cell table:style-name="Tabela1.A2" office:value-type="string">
            <text:p text:style-name="P21"><text:span text:style-name="T39">Qtd.</text:span> <text:span text:style-name="T39">Disponível</text:span></text:p>
          </table:table-cell>
          <table:table-cell table:style-name="Tabela1.A2" office:value-type="string">
            <text:p text:style-name="P22">Soma</text:p>
          </table:table-cell>
          <table:table-cell table:style-name="Tabela1.C2" office:value-type="string">
            <text:p text:style-name="P22">Qtd Disponível <text:span text:style-name="T9">OU</text:span> Qtd. Total</text:p>
          </table:table-cell>
        </table:table-row>
        <table:table-row table:style-name="TableLine1894660735200">
          <table:table-cell table:style-name="Tabela1.A2" office:value-type="string">
            <text:p text:style-name="P21"><text:span text:style-name="T39">Val.</text:span> <text:span text:style-name="T39">Solicitado</text:span></text:p>
          </table:table-cell>
          <table:table-cell table:style-name="Tabela1.A2" office:value-type="string">
            <text:p text:style-name="P22">Soma | Produto</text:p>
          </table:table-cell>
          <table:table-cell table:style-name="Tabela1.C2" office:value-type="string">
            <text:p text:style-name="P22">Val Solicitado <text:span text:style-name="T9">OU</text:span> Qtd. Solicitada X Val. Unitário</text:p>
          </table:table-cell>
        </table:table-row>
      </table:table>
      <text:h text:style-name="P32" text:outline-level="3">Carregar planilhas</text:h>
      <text:list xml:id="list1008550001" text:style-name="L8">
        <text:list-item>
          <text:p text:style-name="P77">Se no POST for encaminhado o campo “_id” <text:span text:style-name="T42">realiza atualização dos</text:span> campos enviados, se não insere <text:span text:style-name="T42">novo </text:span>objeto domain;</text:p>
        </text:list-item>
        <text:list-item>
          <text:p text:style-name="P77"><text:soft-page-break/>Campos FORNECEDOR e CNPJ é agrupad<text:span text:style-name="T42">o</text:span> <text:span text:style-name="T42">no campo FORNECEDOR</text:span>;</text:p>
        </text:list-item>
      </text:list>
      <text:h text:style-name="Heading_20_2" text:outline-level="2">S<text:span text:style-name="T43">olicitação</text:span></text:h>
      <text:p text:style-name="Text_20_body"><text:tab/><text:span text:style-name="T43">Cria e mantém a solicitação </text:span><text:span text:style-name="T44">de itens </text:span><text:span text:style-name="T43">do pregão.</text:span></text:p>
      <text:h text:style-name="Heading_20_3" text:outline-level="3"><text:tab/><text:span text:style-name="T43">Fluxo da solicitação:</text:span></text:h>
      <text:list xml:id="list69471035" text:style-name="L9">
        <text:list-item>
          <text:p text:style-name="P78"><text:span text:style-name="T47">Solicitado</text:span>: <text:span text:style-name="T43">Foi criado um pedido.</text:span></text:p>
        </text:list-item>
        <text:list-item>
          <text:p text:style-name="P79"><text:span text:style-name="T46">Aguardando Aprovação</text:span>: <text:span text:style-name="T43">Aguardando que aprovação do pedido pelo responsável do pregão.</text:span></text:p>
        </text:list-item>
        <text:list-item>
          <text:p text:style-name="P78"><text:span text:style-name="T47">Aprovado</text:span>: <text:span text:style-name="T43">Foi aprovado o pedido</text:span></text:p>
        </text:list-item>
        <text:list-item>
          <text:p text:style-name="P78"><text:span text:style-name="T46">Credito Solicitado</text:span>: <text:span text:style-name="T43">Registrado o pedido d</text:span><text:span text:style-name="T46">e credito no </text:span><text:span text:style-name="T43">SIGA.</text:span></text:p>
        </text:list-item>
        <text:list-item>
          <text:p text:style-name="P81">Creditado: Credito Recebido (Nota de Credito)</text:p>
        </text:list-item>
        <text:list-item>
          <text:p text:style-name="P81">Empenho Solicitado: Criada a solicitação no SILOMS</text:p>
        </text:list-item>
        <text:list-item>
          <text:p text:style-name="P80"><text:span text:style-name="T46">Empenhado</text:span>: <text:span text:style-name="T43">Pedido Empenhado.</text:span></text:p>
        </text:list-item>
      </text:list>
      <text:p text:style-name="P16">Tabela do processo de solicitação: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14">Ordem</text:p>
          </table:table-cell>
          <table:table-cell table:style-name="Tabela2.A1" office:value-type="string">
            <text:p text:style-name="P14">Pedido (Publico)</text:p>
          </table:table-cell>
          <table:table-cell table:style-name="Tabela2.A1" office:value-type="string">
            <text:p text:style-name="P24">Aprovado (Administrador)</text:p>
          </table:table-cell>
          <table:table-cell table:style-name="Tabela2.D1" office:value-type="string">
            <text:p text:style-name="P24">Credito (Administrador)</text:p>
          </table:table-cell>
        </table:table-row>
        <table:table-row table:style-name="TableLine1894660748256">
          <table:table-cell table:style-name="Tabela2.A2" office:value-type="string">
            <text:p text:style-name="P23">1</text:p>
          </table:table-cell>
          <table:table-cell table:style-name="Tabela2.A2" office:value-type="string">
            <text:p text:style-name="P24">Solicitado</text:p>
          </table:table-cell>
          <table:table-cell table:style-name="Tabela2.A2" office:value-type="string">
            <text:p text:style-name="P24">Solicitado</text:p>
          </table:table-cell>
          <table:table-cell table:style-name="Tabela2.D2" office:value-type="string">
            <text:p text:style-name="Table_20_Contents"/>
          </table:table-cell>
        </table:table-row>
        <table:table-row table:style-name="TableLine1894660744720">
          <table:table-cell table:style-name="Tabela2.A2" office:value-type="string">
            <text:p text:style-name="P23">2</text:p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>Aguardando Aprovação</text:p>
          </table:table-cell>
          <table:table-cell table:style-name="Tabela2.D2" office:value-type="string">
            <text:p text:style-name="Table_20_Contents"/>
          </table:table-cell>
        </table:table-row>
        <table:table-row table:style-name="TableLine1894660750432">
          <table:table-cell table:style-name="Tabela2.A2" office:value-type="string">
            <text:p text:style-name="P23">3</text:p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4">Aprovado</text:p>
          </table:table-cell>
          <table:table-cell table:style-name="Tabela2.D2" office:value-type="string">
            <text:p text:style-name="P24">Aprovado</text:p>
          </table:table-cell>
        </table:table-row>
        <table:table-row table:style-name="TableLine1894660744992">
          <table:table-cell table:style-name="Tabela2.A2" office:value-type="string">
            <text:p text:style-name="P23">4</text:p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D2" office:value-type="string">
            <text:p text:style-name="P23">Credito Solicitado *</text:p>
          </table:table-cell>
        </table:table-row>
        <table:table-row table:style-name="TableLine1894660748528">
          <table:table-cell table:style-name="Tabela2.A2" office:value-type="string">
            <text:p text:style-name="P23">5</text:p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D2" office:value-type="string">
            <text:p text:style-name="P23">Creditado *</text:p>
          </table:table-cell>
        </table:table-row>
        <table:table-row table:style-name="TableLine1894660749888">
          <table:table-cell table:style-name="Tabela2.A2" office:value-type="string">
            <text:p text:style-name="P23">6</text:p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D2" office:value-type="string">
            <text:p text:style-name="P23">Empenho. Solicitado. *</text:p>
          </table:table-cell>
        </table:table-row>
        <table:table-row table:style-name="TableLine1894660737648">
          <table:table-cell table:style-name="Tabela2.A2" office:value-type="string">
            <text:p text:style-name="P23">7</text:p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D2" office:value-type="string">
            <text:p text:style-name="P24">Empenhado *</text:p>
          </table:table-cell>
        </table:table-row>
      </table:table>
      <text:p text:style-name="P15"><text:span text:style-name="T48">* HASH Cr</text:span><text:span text:style-name="T49">é</text:span><text:span text:style-name="T48">dito</text:span>: Campo gerado na alteração de <text:span text:style-name="T9">Aprovado</text:span> para <text:span text:style-name="T9">Credito </text:span><text:span text:style-name="T14">S</text:span><text:span text:style-name="T9">olicitado</text:span>, valor único (data hora) com objetivo de unificar <text:span text:style-name="T47">o</text:span> pedido <text:span text:style-name="T47">de crédito</text:span>.</text:p>
      <text:p text:style-name="P17"><text:span text:style-name="T17">Solicitado a </text:span><text:span text:style-name="T18">Empenho Solicitado</text:span>: possível reverter o processo, as quantidades de <text:span text:style-name="T48">itens do pregão</text:span> é calculada do já solicitado no momento da execução.</text:p>
      <text:p text:style-name="P15"><text:span text:style-name="T17">Status Empenhado</text:span>: após empenhado não é mais possível reverter o pedido, <text:span text:style-name="T47">é</text:span> <text:span text:style-name="T47">subtraída</text:span> <text:span text:style-name="T47">a quantidade </text:span>d<text:span text:style-name="T47">os</text:span> <text:span text:style-name="T48">itens do pregão</text:span>.</text:p>
      <text:p text:style-name="Text_20_body"/>
      <text:p text:style-name="Text_20_body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/>
    <style:font-face style:name="Consolas" svg:font-family="Consolas, 'Courier New'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7T13:12:34.089000000</meta:creation-date>
    <dc:date>2021-11-26T08:23:14.172000000</dc:date>
    <meta:editing-duration>PT14H45M22S</meta:editing-duration>
    <meta:editing-cycles>35</meta:editing-cycles>
    <meta:generator>LibreOffice/7.1.0.3$Windows_X86_64 LibreOffice_project/f6099ecf3d29644b5008cc8f48f42f4a40986e4c</meta:generator>
    <meta:document-statistic meta:table-count="2" meta:image-count="0" meta:object-count="0" meta:page-count="8" meta:paragraph-count="234" meta:word-count="1561" meta:character-count="10987" meta:non-whitespace-character-count="9738"/>
  </office:meta>
</office:document-meta>
</file>